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ED8D4D3B389758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000000" draw:marker-start-width="0.28cm" draw:marker-end="Linienspitzen_20_2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03cm" svg:height="9.8cm" svg:x="0.563cm" svg:y="0.595cm">
          <draw:image xlink:href="Pictures/1000000000000FC000000BD0ED8D4D3B3897582C.jpg" xlink:type="simple" xlink:show="embed" xlink:actuate="onLoad" draw:mime-type="image/jpeg">
            <text:p/>
          </draw:image>
        </draw:frame>
        <draw:line draw:style-name="gr2" draw:text-style-name="P2" draw:layer="layout" svg:x1="10.5cm" svg:y1="2.85cm" svg:x2="14.75cm" svg:y2="2.85cm">
          <text:p/>
        </draw:line>
        <draw:line draw:style-name="gr2" draw:text-style-name="P2" draw:layer="layout" svg:x1="11.588cm" svg:y1="4.05cm" svg:x2="14.838cm" svg:y2="4.05cm">
          <text:p/>
        </draw:line>
        <draw:line draw:style-name="gr2" draw:text-style-name="P2" draw:layer="layout" svg:x1="10.476cm" svg:y1="5.25cm" svg:x2="14.826cm" svg:y2="5.25cm">
          <text:p/>
        </draw:line>
        <draw:frame draw:style-name="gr3" draw:text-style-name="P4" draw:layer="layout" svg:width="2.25cm" svg:height="0.878cm" svg:x="14.7cm" svg:y="2.4cm">
          <draw:text-box>
            <text:p text:style-name="P3"><text:span text:style-name="T1">Rotor</text:span></text:p>
          </draw:text-box>
        </draw:frame>
        <draw:frame draw:style-name="gr4" draw:text-style-name="P4" draw:layer="layout" svg:width="6.3cm" svg:height="0.878cm" svg:x="14.7cm" svg:y="3.6cm">
          <draw:text-box>
            <text:p text:style-name="P3"><text:span text:style-name="T1">Innerer Kardanrahmen</text:span></text:p>
          </draw:text-box>
        </draw:frame>
        <draw:frame draw:style-name="gr4" draw:text-style-name="P4" draw:layer="layout" svg:width="6.3cm" svg:height="1.505cm" svg:x="14.7cm" svg:y="4.8cm">
          <draw:text-box>
            <text:p text:style-name="P3"><text:span text:style-name="T1">Äußerer Kardanrahm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07T23:41:44.766945427</dc:date>
    <meta:editing-duration>PT2H3M37S</meta:editing-duration>
    <meta:editing-cycles>27</meta:editing-cycles>
    <meta:generator>LibreOffice/7.3.7.2$Linux_X86_64 LibreOffice_project/30$Build-2</meta:generator>
    <meta:document-statistic meta:object-count="7"/>
  </office:meta>
</office:document-meta>
</file>